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 Linger Blockage</text:p>
      <text:p text:style-name="Standard">When we need to know if a combatant is allowed to enter a cell containing a lingering spell effect, we call scripts by the name “SpellLingerBlockage”. <text:s/>If the scripts return a value that starts with 'N' then the combatant is not blocked from entering the cell. <text:s/>Otherwise the combatant is blocked.</text:p>
      <text:p text:style-name="Heading">Hook Parameters</text:p>
      <text:p text:style-name="Text_20_body"><text:tab/>None</text:p>
      <text:p text:style-name="Heading">Context</text:p>
      <text:p text:style-name="Standard"/>
      <text:list xml:id="list34156724" text:style-name="L2">
        <text:list-item>
          <text:p text:style-name="P3">Combatant - the combatant that may enter the cell</text:p>
        </text:list-item>
        <text:list-item>
          <text:p text:style-name="P3">spell - the spell that left lingering effects on the battlegrou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1-03-29T14:06:26.65</dc:date>
    <dc:creator>Paul Stevens</dc:creator>
    <meta:editing-duration>PT00H01M10S</meta:editing-duration>
    <meta:editing-cycles>1</meta:editing-cycles>
    <meta:document-statistic meta:table-count="0" meta:image-count="0" meta:object-count="0" meta:page-count="1" meta:paragraph-count="7" meta:word-count="81" meta:character-count="461"/>
  </office:meta>
</office:document-meta>
</file>